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2000000900007F28000056809F4EE40DAB34157A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3.325cm" svg:x="0cm" svg:y="0.01cm">
          <draw:image xlink:href="Pictures/2000000900007F28000056809F4EE40DAB34157A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583cm" fo:page-height="13.3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00:21:38.590991664</meta:creation-date>
    <dc:date>2017-03-04T00:31:05.185359942</dc:date>
    <meta:editing-duration>PT7M37S</meta:editing-duration>
    <meta:editing-cycles>2</meta:editing-cycles>
    <meta:generator>LibreOffice/5.3.0.3$Linux_X86_64 LibreOffice_project/30m0$Build-3</meta:generator>
    <meta:document-statistic meta:object-count="1"/>
  </office:meta>
</office:document-meta>
</file>